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c552" officeooo:paragraph-rsid="000ac55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d1bc" officeooo:paragraph-rsid="000bd1bc" style:font-weight-asian="normal" style:font-weight-complex="normal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officeooo:paragraph-rsid="000bd1bc"/>
    </style:style>
    <style:style style:name="P4" style:family="paragraph" style:parent-style-name="Standard" style:list-style-name="L4">
      <style:paragraph-properties fo:line-height="115%" fo:text-align="start" style:justify-single-word="false"/>
      <style:text-properties officeooo:paragraph-rsid="000ce607"/>
    </style:style>
    <style:style style:name="P5" style:family="paragraph" style:parent-style-name="Standard" style:list-style-name="L2">
      <style:paragraph-properties fo:line-height="115%" fo:text-align="start" style:justify-single-word="false"/>
      <style:text-properties officeooo:rsid="000bd1bc" officeooo:paragraph-rsid="000bd1bc"/>
    </style:style>
    <style:style style:name="P6" style:family="paragraph" style:parent-style-name="Standard" style:list-style-name="L3">
      <style:paragraph-properties fo:line-height="115%" fo:text-align="start" style:justify-single-word="false"/>
      <style:text-properties officeooo:rsid="000bd1bc" officeooo:paragraph-rsid="000bd1bc"/>
    </style:style>
    <style:style style:name="P7" style:family="paragraph" style:parent-style-name="Standard" style:list-style-name="L5">
      <style:paragraph-properties fo:line-height="115%" fo:text-align="start" style:justify-single-word="false"/>
      <style:text-properties officeooo:rsid="000ce607" officeooo:paragraph-rsid="000ce60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d1bc" style:font-weight-asian="normal" style:font-weight-complex="normal"/>
    </style:style>
    <style:style style:name="T3" style:family="text">
      <style:text-properties fo:font-weight="normal" officeooo:rsid="000ce60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serwera</text:p>
      <text:p text:style-name="P1"/>
      <text:p text:style-name="P2">W serwerze zaimplementowane są 4 warstwy modelu OSI :</text:p>
      <text:list xml:id="list1287338702" text:style-name="L1">
        <text:list-item>
          <text:p text:style-name="P3"><text:span text:style-name="T2">Warstwa aplikacji, która odpowiada za:</text:span></text:p>
        </text:list-item>
      </text:list>
      <text:list xml:id="list2132133630" text:style-name="L2">
        <text:list-item>
          <text:p text:style-name="P5"><text:span text:style-name="T1">Interakcję z bazą danych</text:span></text:p>
        </text:list-item>
        <text:list-item>
          <text:p text:style-name="P5"><text:span text:style-name="T1">Pobieranie komend od administratora serwera</text:span></text:p>
        </text:list-item>
        <text:list-item>
          <text:p text:style-name="P5"><text:span text:style-name="T1">Wyświetlanie wiadomości serwerowych</text:span></text:p>
        </text:list-item>
      </text:list>
      <text:list xml:id="list464243705" text:style-name="L3">
        <text:list-item>
          <text:p text:style-name="P6"><text:span text:style-name="T1">Warstwa łącza danych (na wykładach nazywana kanałową), która odpowiada za:</text:span></text:p>
        </text:list-item>
      </text:list>
      <text:list xml:id="list1425987855" text:style-name="L4">
        <text:list-item>
          <text:p text:style-name="P4"><text:span text:style-name="T2">T</text:span><text:span text:style-name="T3">ransmisję danych między serwerem a klientem<text:tab/></text:span></text:p>
        </text:list-item>
      </text:list>
      <text:list xml:id="list1196183038" text:style-name="L5">
        <text:list-item>
          <text:p text:style-name="P7"><text:span text:style-name="T1">Warstwa</text:span><text:span text:style-name="T2"> </text:span><text:span text:style-name="T1">sieciowa, która odpowiada za:</text:span></text:p>
        </text:list-item>
      </text:list>
      <text:list xml:id="list34232979517347" text:continue-list="list1425987855" text:style-name="L4">
        <text:list-header>
          <text:p text:style-name="P4"><text:span text:style-name="T3"><text:s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01:54:25.293553545</meta:creation-date>
    <dc:date>2019-04-19T03:42:26.924511391</dc:date>
    <meta:editing-duration>PT1H7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7" meta:character-count="378" meta:non-whitespace-character-count="336"/>
  </office:meta>
</office:document-meta>
</file>